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1E0000017EEB0877F4.png" manifest:media-type="image/png"/>
  <manifest:file-entry manifest:full-path="Pictures/10001BD40000B893000035B78C46579B.emf" manifest:media-type="image/x-e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86cm" loext:decorative="fals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2.072cm" loext:decorative="false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818cm" loext:decorative="false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3.435cm" loext:decorative="false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75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0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77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65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7.112cm" loext:decorative="false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7.008cm" loext:decorative="false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5.836cm" loext:decorative="false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8.795cm" loext:decorative="false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017cm" fo:min-width="5.9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78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8.533cm" loext:decorative="false"/>
      <style:paragraph-properties style:writing-mode="lr-tb"/>
    </style:style>
    <style:style style:name="gr18" style:family="graphic" style:parent-style-name="code-c_2b__2b_">
      <style:graphic-properties fo:min-height="6.85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 loext:decorative="false"/>
      <style:paragraph-properties style:writing-mode="lr-tb"/>
    </style:style>
    <style:style style:name="gr20" style:family="graphic" style:parent-style-name="code-c_2b__2b_">
      <style:graphic-properties fo:min-height="1.525cm" loext:decorative="false"/>
      <style:paragraph-properties style:writing-mode="lr-tb"/>
    </style:style>
    <style:style style:name="gr21" style:family="graphic" style:parent-style-name="code-c_2b__2b_">
      <style:graphic-properties fo:min-height="6.098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23" style:family="graphic" style:parent-style-name="code-c_2b__2b_">
      <style:graphic-properties draw:auto-grow-height="true" draw:auto-grow-width="false" fo:max-height="0cm" fo:min-height="2.287cm" loext:decorative="fals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25" style:family="graphic" style:parent-style-name="code-cuda">
      <style:graphic-properties draw:auto-grow-height="true" draw:auto-grow-width="false" fo:max-height="0cm" fo:min-height="7.621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.52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6.9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3.964cm" loext:decorative="false"/>
      <style:paragraph-properties style:writing-mode="lr-tb"/>
    </style:style>
    <style:style style:name="pr1" style:family="presentation" style:parent-style-name="Default_20_1-title">
      <style:graphic-properties fo:min-height="2.629cm" loext:decorative="false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432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2.54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outline1">
      <style:graphic-properties draw:auto-grow-height="true" fo:min-height="9.13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ffff" loext:opacity="100%" fo:font-size="16pt" style:font-size-asian="16pt" style:font-size-complex="16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4" style:family="paragraph">
      <loext:graphic-properties draw:fill="none" draw:fill-color="#ffffff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5" style:family="paragraph">
      <loext:graphic-properties draw:fill="none" draw:fill-color="#ffffff"/>
      <style:text-properties fo:color="#023d6b" loext:opacity="100%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color="#023d6b" loext:opacity="100%" style:font-name="Arial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23d6b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" style:family="paragraph">
      <loext:graphic-properties draw:fill="none" draw:fill-color="#ffffff"/>
      <style:text-properties fo:color="#023d6b" loext:opacity="100%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 draw:fill-color="#ffffff"/>
      <style:text-properties fo:color="#dddddd" loext:opacity="100%" style:font-name="Arial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22pt" style:font-size-asian="22pt" style:font-size-complex="22pt"/>
    </style:style>
    <style:style style:name="P17" style:family="paragraph">
      <style:text-properties fo:font-size="18pt"/>
    </style:style>
    <style:style style:name="P18" style:family="paragraph">
      <loext:graphic-properties draw:fill-color="#ffffff"/>
      <style:text-properties fo:font-size="12pt"/>
    </style:style>
    <style:style style:name="P19" style:family="paragraph">
      <style:paragraph-properties fo:text-align="center"/>
    </style:style>
    <style:style style:name="P20" style:family="paragraph">
      <style:text-properties fo:color="#023d6b" loext:opacity="100%"/>
    </style:style>
    <style:style style:name="P21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ffffff" loext:opacity="100%" fo:font-size="16pt" style:font-size-asian="16pt" style:font-size-complex="16pt"/>
    </style:style>
    <style:style style:name="T2" style:family="text">
      <style:text-properties fo:color="#ffffff" loext:opacity="100%" fo:font-size="16pt" style:text-underline-style="none" style:font-size-asian="16pt" style:font-size-complex="16pt"/>
    </style:style>
    <style:style style:name="T3" style:family="text">
      <style:text-properties fo:color="#023d6b" loext:opacity="100%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23d6b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23d6b" loext:opacity="100%" style:font-name="Arial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bc7a00" loext:opacity="100%"/>
    </style:style>
    <style:style style:name="T11" style:family="text">
      <style:text-properties fo:color="#000000" loext:opacity="100%"/>
    </style:style>
    <style:style style:name="T12" style:family="text">
      <style:text-properties fo:color="#408080" loext:opacity="100%"/>
    </style:style>
    <style:style style:name="T13" style:family="text">
      <style:text-properties fo:color="#b00040" loext:opacity="100%"/>
    </style:style>
    <style:style style:name="T14" style:family="text">
      <style:text-properties fo:color="#0000ff" loext:opacity="100%"/>
    </style:style>
    <style:style style:name="T15" style:family="text">
      <style:text-properties fo:color="#666666" loext:opacity="100%"/>
    </style:style>
    <style:style style:name="T16" style:family="text">
      <style:text-properties fo:color="#ba2121" loext:opacity="100%"/>
    </style:style>
    <style:style style:name="T17" style:family="text">
      <style:text-properties fo:color="#023d6b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023d6b" loext:opacity="100%" style:font-name="Arial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dddddd" loext:opacity="100%" style:font-name="Arial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bc7a00" loext:opacity="100%" fo:font-size="18pt" style:text-underline-style="solid" style:text-underline-width="auto" style:text-underline-color="font-color"/>
    </style:style>
    <style:style style:name="T21" style:family="text">
      <style:text-properties fo:color="#000000" loext:opacity="100%" fo:font-size="18pt" style:text-underline-style="solid" style:text-underline-width="auto" style:text-underline-color="font-color"/>
    </style:style>
    <style:style style:name="T22" style:family="text">
      <style:text-properties fo:color="#408080" loext:opacity="100%" fo:font-size="18pt" style:text-underline-style="solid" style:text-underline-width="auto" style:text-underline-color="font-color"/>
    </style:style>
    <style:style style:name="T23" style:family="text">
      <style:text-properties fo:color="#ff00cc" loext:opacity="100%" fo:font-size="18pt" style:text-underline-style="solid" style:text-underline-width="auto" style:text-underline-color="font-color"/>
    </style:style>
    <style:style style:name="T24" style:family="text">
      <style:text-properties fo:color="#bc7a00" loext:opacity="100%" fo:font-size="18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408080" loext:opacity="100%" fo:font-size="18pt"/>
    </style:style>
    <style:style style:name="T27" style:family="text">
      <style:text-properties fo:color="#b00040" loext:opacity="100%" fo:font-size="18pt"/>
    </style:style>
    <style:style style:name="T28" style:family="text">
      <style:text-properties fo:color="#0000ff" loext:opacity="100%" fo:font-size="18pt"/>
    </style:style>
    <style:style style:name="T29" style:family="text">
      <style:text-properties fo:color="#666666" loext:opacity="100%" fo:font-size="18pt"/>
    </style:style>
    <style:style style:name="T30" style:family="text">
      <style:text-properties fo:color="#ba2121" loext:opacity="100%" fo:font-size="18pt"/>
    </style:style>
    <style:style style:name="T31" style:family="text">
      <style:text-properties fo:color="#008000" loext:opacity="100%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8pt"/>
    </style:style>
    <style:style style:name="T34" style:family="text">
      <style:text-properties fo:color="#008000" loext:opacity="100%" fo:font-size="18pt"/>
    </style:style>
    <style:style style:name="T35" style:family="text">
      <style:text-properties fo:color="#023d6b" loext:opacity="100%" fo:font-size="32pt" fo:font-weight="bold" style:font-weight-asian="bold" style:font-weight-complex="bold"/>
    </style:style>
    <style:style style:name="T36" style:family="text">
      <style:text-properties fo:color="#000000" loext:opacity="100%" fo:font-size="22pt" style:font-size-asian="22pt" style:font-size-complex="22pt"/>
    </style:style>
    <style:style style:name="T37" style:family="text">
      <style:text-properties fo:color="#666666" loext:opacity="100%" fo:font-size="22pt" style:font-size-asian="22pt" style:font-size-complex="22pt"/>
    </style:style>
    <style:style style:name="T38" style:family="text">
      <style:text-properties fo:color="#008000" loext:opacity="100%" fo:font-size="22pt" style:font-size-asian="22pt" style:font-size-complex="22pt"/>
    </style:style>
    <style:style style:name="T39" style:family="text">
      <style:text-properties fo:color="#b00040" loext:opacity="100%" fo:font-size="22pt" style:font-size-asian="22pt" style:font-size-complex="22pt"/>
    </style:style>
    <style:style style:name="T4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date-time-name="dtd1" xml:id="id6" draw:id="id6">
        <office:forms form:automatic-focus="false" form:apply-design-mode="false"/>
        <draw:frame presentation:style-name="pr1" draw:layer="layout" svg:width="23.929cm" svg:height="2.629cm" svg:x="1.779cm" svg:y="0.827cm" presentation:class="title" presentation:user-transformed="true">
          <draw:text-box>
            <text:p>GPU Programming with Standard C++<text:line-break/></text:p>
          </draw:text-box>
        </draw:frame>
        <draw:frame draw:style-name="gr1" draw:text-style-name="P1" draw:layer="layout" svg:width="10.914cm" svg:height="1.673cm" svg:x="1.686cm" svg:y="5.056cm">
          <draw:text-box>
            <text:p><text:span text:style-name="T1">7 JUNE 2024 | J</text:span><text:span text:style-name="T2">AN</text:span><text:span text:style-name="T1"> H. MEINK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 xml:id="id7" draw:id="id7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e Standard Template <text:span text:style-name="T3">Libra</text:span><text:span text:style-name="T3">ry </text:span><text:span text:style-name="T3">(STL)</text:span></text:p>
          </draw:text-box>
        </draw:frame>
        <draw:frame draw:style-name="gr3" draw:text-style-name="P3" draw:layer="layout" svg:width="3.986cm" svg:height="1.267cm" svg:x="2.872cm" svg:y="6.604cm">
          <draw:text-box>
            <text:p><text:span text:style-name="T4">vector</text:span></text:p>
          </draw:text-box>
        </draw:frame>
        <draw:frame draw:style-name="gr4" draw:text-style-name="P4" draw:layer="layout" svg:width="2.572cm" svg:height="1.267cm" svg:x="9.074cm" svg:y="4.834cm">
          <draw:text-box>
            <text:p><text:span text:style-name="T5">array</text:span></text:p>
          </draw:text-box>
        </draw:frame>
        <draw:frame draw:style-name="gr5" draw:text-style-name="P5" draw:layer="layout" svg:width="4.318cm" svg:height="1.267cm" svg:x="11.43cm" svg:y="9.398cm">
          <draw:text-box>
            <text:p><text:span text:style-name="T6">for_each</text:span></text:p>
          </draw:text-box>
        </draw:frame>
        <draw:frame draw:style-name="gr6" draw:text-style-name="P6" draw:layer="layout" svg:width="3.935cm" svg:height="1.267cm" svg:x="3.431cm" svg:y="11.687cm">
          <draw:text-box>
            <text:p><text:span text:style-name="T7">list</text:span></text:p>
          </draw:text-box>
        </draw:frame>
        <draw:frame draw:style-name="gr7" draw:text-style-name="P5" draw:layer="layout" svg:width="9.252cm" svg:height="1.267cm" svg:x="15.24cm" svg:y="6.861cm">
          <draw:text-box>
            <text:p><text:span text:style-name="T6">transfor</text:span><text:span text:style-name="T6">m</text:span></text:p>
          </draw:text-box>
        </draw:frame>
        <draw:frame draw:style-name="gr8" draw:text-style-name="P7" draw:layer="layout" svg:width="2.102cm" svg:height="1.195cm" svg:x="19.812cm" svg:y="5.566cm">
          <draw:text-box>
            <text:p><text:span text:style-name="T8">sort</text:span></text:p>
          </draw:text-box>
        </draw:frame>
        <draw:frame draw:style-name="gr9" draw:text-style-name="P7" draw:layer="layout" svg:width="3.275cm" svg:height="1.195cm" svg:x="20.32cm" svg:y="9.398cm">
          <draw:text-box>
            <text:p><text:span text:style-name="T8">reduce</text:span></text:p>
          </draw:text-box>
        </draw:frame>
        <draw:frame draw:style-name="gr10" draw:text-style-name="P8" draw:layer="layout" svg:width="5.159cm" svg:height="1.195cm" svg:x="15.013cm" svg:y="12.192cm">
          <draw:text-box>
            <text:p><text:span text:style-name="T9">accumul</text:span><text:span text:style-name="T9">ate</text:span></text:p>
          </draw:text-box>
        </draw:frame>
        <draw:frame draw:style-name="gr4" draw:text-style-name="P4" draw:layer="layout" svg:width="2.572cm" svg:height="1.267cm" svg:x="5.334cm" svg:y="9.398cm">
          <draw:text-box>
            <text:p><text:span text:style-name="T5">...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2" presentation:class="page"/>
          <draw:frame presentation:style-name="pr4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date-time-name="dtd1" xml:id="id8" draw:id="id8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The Standard Template <text:span text:style-name="T3">Libra</text:span><text:span text:style-name="T3">ry </text:span><text:span text:style-name="T3">(STL)</text:span></text:p>
          </draw:text-box>
        </draw:frame>
        <draw:frame presentation:style-name="pr5" draw:layer="layout" svg:width="12.829cm" svg:height="9.134cm" svg:x="0.889cm" svg:y="3.683cm" presentation:class="outline">
          <draw:text-box>
            <text:list text:style-name="L3">
              <text:list-header>
                <text:p>Templates</text:p>
              </text:list-header>
              <text:list-item>
                <text:p>Allow different type</text:p>
              </text:list-item>
            </text:list>
          </draw:text-box>
        </draw:frame>
        <draw:frame presentation:style-name="pr5" draw:layer="layout" svg:width="12.829cm" svg:height="9.134cm" svg:x="14.361cm" svg:y="3.683cm" presentation:class="outline">
          <draw:text-box>
            <text:list text:style-name="L3">
              <text:list-header>
                <text:p>Iterators</text:p>
              </text:list-header>
              <text:list-item>
                <text:p>Generic algorithms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3" presentation:class="page"/>
          <draw:frame presentation:style-name="pr4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 xml:id="id9" draw:id="id9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<text:span text:style-name="T3">An </text:span><text:span text:style-name="T3">STL </text:span><text:span text:style-name="T3">Exam</text:span><text:span text:style-name="T3">ple</text:span><text:span text:style-name="T3"><text:line-break/></text:span><text:span text:style-name="T3"/></text:p>
          </draw:text-box>
        </draw:frame>
        <draw:frame draw:style-name="gr11" draw:text-style-name="P9" draw:layer="layout" svg:width="25.026cm" svg:height="7.362cm" svg:x="1.62cm" svg:y="4.321cm">
          <draw:text-box>
            <text:p><text:span text:style-name="T10">#include</text:span><text:span text:style-name="T11"> </text:span><text:span text:style-name="T12">&lt;algorithm&gt;</text:span></text:p>
            <text:p><text:span text:style-name="T10">#include</text:span><text:span text:style-name="T11"> </text:span><text:span text:style-name="T12">&lt;numeric&gt;</text:span></text:p>
            <text:p><text:span text:style-name="T10">#include</text:span><text:span text:style-name="T11"> </text:span><text:span text:style-name="T12">&lt;iostream&gt;</text:span></text:p>
            <text:p><text:span text:style-name="T10">#include</text:span><text:span text:style-name="T11"> </text:span><text:span text:style-name="T12">&lt;vector&gt;</text:span></text:p>
            <text:p><text:span text:style-name="T11"/></text:p>
            <text:p><text:span text:style-name="T13">int</text:span><text:span text:style-name="T11"> </text:span><text:span text:style-name="T14">main</text:span><text:span text:style-name="T11">(){</text:span></text:p>
            <text:p><text:span text:style-name="T11"><text:s text:c="4"/></text:span><text:span text:style-name="T13">size_t</text:span><text:span text:style-name="T11"> N </text:span><text:span text:style-name="T15">=</text:span><text:span text:style-name="T11"> </text:span><text:span text:style-name="T15">10'000</text:span><text:span text:style-name="T11">;</text:span></text:p>
            <text:p><text:span text:style-name="T11"><text:s text:c="4"/></text:span><text:span text:style-name="T11">std</text:span><text:span text:style-name="T15">::</text:span><text:span text:style-name="T11">vector </text:span><text:span text:style-name="T11">x(N, </text:span><text:span text:style-name="T15">1.0</text:span><text:span text:style-name="T11"> </text:span><text:span text:style-name="T15">/</text:span><text:span text:style-name="T11"> </text:span><text:span text:style-name="T11">N);</text:span></text:p>
            <text:p><text:span text:style-name="T11"><text:s text:c="4"/></text:span><text:span text:style-name="T11">std</text:span><text:span text:style-name="T15">::</text:span><text:span text:style-name="T11">cout </text:span><text:span text:style-name="T15">&lt;&lt;</text:span><text:span text:style-name="T11"> </text:span><text:span text:style-name="T16">"The </text:span><text:span text:style-name="T16">sum of the </text:span><text:span text:style-name="T16">elements of </text:span><text:span text:style-name="T16">x is "</text:span><text:span text:style-name="T11"> </text:span><text:span text:style-name="T15">&lt;&lt;</text:span><text:span text:style-name="T11"> </text:span><text:span text:style-name="T11">std</text:span><text:span text:style-name="T15">::</text:span><text:span text:style-name="T11">reduce(</text:span><text:span text:style-name="T11">x.begin(), </text:span><text:span text:style-name="T11">x.end(), </text:span><text:span text:style-name="T15">0.0</text:span><text:span text:style-name="T11">);</text:span></text:p>
            <text:p><text:span text:style-name="T11">}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4" presentation:class="page"/>
          <draw:frame presentation:style-name="pr4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 xml:id="id10" draw:id="id10">
        <office:forms form:automatic-focus="false" form:apply-design-mode="false"/>
        <draw:frame presentation:style-name="pr3" draw:layer="layout" svg:width="26.289cm" svg:height="2.54cm" svg:x="0.889cm" svg:y="0.737cm" presentation:class="title" presentation:user-transformed="true">
          <draw:text-box>
            <text:p>Parallel STL (PSTL)</text:p>
          </draw:text-box>
        </draw:frame>
        <draw:frame draw:style-name="gr12" draw:text-style-name="P3" draw:layer="layout" svg:width="7.508cm" svg:height="1.267cm" svg:x="2.872cm" svg:y="5.504cm">
          <draw:text-box>
            <text:p><text:span text:style-name="T4">executio</text:span><text:span text:style-name="T4">n::unse</text:span><text:span text:style-name="T4">q</text:span></text:p>
          </draw:text-box>
        </draw:frame>
        <draw:frame draw:style-name="gr13" draw:text-style-name="P4" draw:layer="layout" svg:width="6.336cm" svg:height="1.267cm" svg:x="9.074cm" svg:y="3.734cm">
          <draw:text-box>
            <text:p><text:span text:style-name="T5">executio</text:span><text:span text:style-name="T5">n::par</text:span></text:p>
          </draw:text-box>
        </draw:frame>
        <draw:frame draw:style-name="gr5" draw:text-style-name="P10" draw:layer="layout" svg:width="4.318cm" svg:height="1.267cm" svg:x="11.43cm" svg:y="8.298cm">
          <draw:text-box>
            <text:p><text:span text:style-name="T17">for_each</text:span></text:p>
          </draw:text-box>
        </draw:frame>
        <draw:frame draw:style-name="gr14" draw:text-style-name="P6" draw:layer="layout" svg:width="9.295cm" svg:height="1.267cm" svg:x="3.431cm" svg:y="10.587cm">
          <draw:text-box>
            <text:p><text:span text:style-name="T7">executio</text:span><text:span text:style-name="T7">n::par_u</text:span><text:span text:style-name="T7">nseq</text:span></text:p>
          </draw:text-box>
        </draw:frame>
        <draw:frame draw:style-name="gr7" draw:text-style-name="P10" draw:layer="layout" svg:width="9.252cm" svg:height="1.267cm" svg:x="15.24cm" svg:y="5.761cm">
          <draw:text-box>
            <text:p><text:span text:style-name="T17">transfor</text:span><text:span text:style-name="T17">m</text:span></text:p>
          </draw:text-box>
        </draw:frame>
        <draw:frame draw:style-name="gr8" draw:text-style-name="P11" draw:layer="layout" svg:width="2.102cm" svg:height="1.195cm" svg:x="19.812cm" svg:y="4.466cm">
          <draw:text-box>
            <text:p><text:span text:style-name="T18">sort</text:span></text:p>
          </draw:text-box>
        </draw:frame>
        <draw:frame draw:style-name="gr9" draw:text-style-name="P11" draw:layer="layout" svg:width="3.275cm" svg:height="1.195cm" svg:x="20.32cm" svg:y="8.298cm">
          <draw:text-box>
            <text:p><text:span text:style-name="T18">reduce</text:span></text:p>
          </draw:text-box>
        </draw:frame>
        <draw:frame draw:style-name="gr10" draw:text-style-name="P12" draw:layer="layout" svg:width="5.159cm" svg:height="1.195cm" svg:x="15.013cm" svg:y="11.092cm">
          <draw:text-box>
            <text:p><text:span text:style-name="T19">accumul</text:span><text:span text:style-name="T19">ate</text:span></text:p>
          </draw:text-box>
        </draw:frame>
        <draw:frame draw:style-name="gr15" draw:text-style-name="P4" draw:layer="layout" svg:width="6.475cm" svg:height="1.267cm" svg:x="2.161cm" svg:y="8.047cm">
          <draw:text-box>
            <text:p><text:span text:style-name="T5">executio</text:span><text:span text:style-name="T5">n::seq</text:span></text:p>
          </draw:text-box>
        </draw:frame>
        <draw:frame draw:style-name="gr16" draw:text-style-name="P13" draw:layer="layout" svg:width="12.978cm" svg:height="0.962cm" svg:x="7.511cm" svg:y="13.562cm">
          <draw:text-box>
            <text:p><text:a xlink:href="https://en.cppreference.com/w/cpp/algorithm" xlink:type="simple">https://en.cppreference.com/w/cpp/algorithm</text:a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5" presentation:class="page"/>
          <draw:frame presentation:style-name="pr4" draw:text-style-name="P2" draw:layer="layout" svg:width="15.24cm" svg:height="12.432cm" svg:x="1.905cm" svg:y="13.122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 xml:id="id11" draw:id="id11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<text:span text:style-name="T3">A </text:span><text:span text:style-name="T3">pSTL </text:span><text:span text:style-name="T3">Exam</text:span><text:span text:style-name="T3">ple</text:span><text:span text:style-name="T3"><text:line-break/></text:span><text:span text:style-name="T3"/></text:p>
          </draw:text-box>
        </draw:frame>
        <draw:frame draw:style-name="gr17" draw:text-style-name="P14" draw:layer="layout" svg:width="25.026cm" svg:height="8.783cm" svg:x="1.62cm" svg:y="4.321cm">
          <draw:text-box>
            <text:p><text:span text:style-name="T20">#include</text:span><text:span text:style-name="T21"> </text:span><text:span text:style-name="T22">&lt;</text:span><text:span text:style-name="T23">execution</text:span><text:span text:style-name="T22">&gt;</text:span></text:p>
            <text:p><text:span text:style-name="T24">#include</text:span><text:span text:style-name="T25"> </text:span><text:span text:style-name="T26">&lt;iostream&gt;</text:span></text:p>
            <text:p><text:span text:style-name="T24">#include</text:span><text:span text:style-name="T25"> </text:span><text:span text:style-name="T26">&lt;numeric&gt;</text:span></text:p>
            <text:p><text:span text:style-name="T24">#include</text:span><text:span text:style-name="T25"> </text:span><text:span text:style-name="T26">&lt;vector&gt;</text:span></text:p>
            <text:p><text:span text:style-name="T25"/></text:p>
            <text:p><text:span text:style-name="T27">int</text:span><text:span text:style-name="T25"> </text:span><text:span text:style-name="T28">main</text:span><text:span text:style-name="T25">(){</text:span></text:p>
            <text:p><text:span text:style-name="T25"><text:s text:c="4"/></text:span><text:span text:style-name="T27">size_t</text:span><text:span text:style-name="T25"> N </text:span><text:span text:style-name="T29">=</text:span><text:span text:style-name="T25"> </text:span><text:span text:style-name="T29">10'000</text:span><text:span text:style-name="T25">;</text:span></text:p>
            <text:p><text:span text:style-name="T25"><text:s text:c="4"/></text:span><text:span text:style-name="T25">std</text:span><text:span text:style-name="T29">::</text:span><text:span text:style-name="T25">vector </text:span><text:span text:style-name="T25">x(N, </text:span><text:span text:style-name="T29">1.0</text:span><text:span text:style-name="T25"> </text:span><text:span text:style-name="T29">/</text:span><text:span text:style-name="T25"> </text:span><text:span text:style-name="T25">N);</text:span></text:p>
            <text:p><text:span text:style-name="T25"><text:s text:c="4"/></text:span><text:span text:style-name="T25">std</text:span><text:span text:style-name="T29">::</text:span><text:span text:style-name="T25">cout </text:span><text:span text:style-name="T29">&lt;&lt;</text:span><text:span text:style-name="T25"> </text:span><text:span text:style-name="T30">"The </text:span><text:span text:style-name="T30">sum of the </text:span><text:span text:style-name="T30">elements of </text:span><text:span text:style-name="T30">x is "</text:span><text:span text:style-name="T25"> </text:span><text:span text:style-name="T29">&lt;&lt;</text:span></text:p>
            <text:p><text:span text:style-name="T25"><text:s text:c="4"/></text:span><text:span text:style-name="T25"><text:tab/></text:span><text:span text:style-name="T25">std</text:span><text:span text:style-name="T29">::</text:span><text:span text:style-name="T25">reduce(</text:span><text:span text:style-name="T23">std::executio</text:span><text:span text:style-name="T23">n::par_unse</text:span><text:span text:style-name="T23">q</text:span><text:span text:style-name="T21">,</text:span><text:span text:style-name="T25"> x.begin(), </text:span><text:span text:style-name="T25">x.end(), </text:span><text:span text:style-name="T29">0.0</text:span><text:span text:style-name="T25">);</text:span></text:p>
            <text:p><text:span text:style-name="T25">}</text:span></text:p>
            <text:p><text:span text:style-name="T25"/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6" presentation:class="page"/>
          <draw:frame presentation:style-name="pr4" draw:text-style-name="P2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date-time-name="dtd1" xml:id="id12" draw:id="id12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Function Object (aka Functor)</text:p>
          </draw:text-box>
        </draw:frame>
        <draw:frame draw:style-name="gr18" draw:layer="layout" svg:width="19.505cm" svg:height="7.109cm" svg:x="0.992cm" svg:y="3.773cm">
          <draw:text-box>
            <text:p><text:span text:style-name="T31">template</text:span><text:span text:style-name="T11"> </text:span><text:span text:style-name="T15">&lt;</text:span><text:span text:style-name="T31">class</text:span><text:span text:style-name="T11"> </text:span><text:span text:style-name="T14">T</text:span><text:span text:style-name="T15">&gt;</text:span></text:p>
            <text:p><text:span text:style-name="T31">class</text:span><text:span text:style-name="T11"> </text:span><text:span text:style-name="T14">In_range</text:span><text:span text:style-name="T11"> {</text:span></text:p>
            <text:p><text:span text:style-name="T11"><text:s text:c="4"/></text:span><text:span text:style-name="T31">const</text:span><text:span text:style-name="T11"> T </text:span><text:span text:style-name="T11">val1;</text:span></text:p>
            <text:p><text:span text:style-name="T11"><text:s text:c="4"/></text:span><text:span text:style-name="T31">const</text:span><text:span text:style-name="T11"> T </text:span><text:span text:style-name="T11">val2;</text:span></text:p>
            <text:p><text:span text:style-name="T31">public</text:span><text:span text:style-name="T15">:</text:span></text:p>
            <text:p><text:span text:style-name="T11"><text:s text:c="4"/></text:span><text:span text:style-name="T11">In_range(</text:span><text:span text:style-name="T31">co</text:span><text:span text:style-name="T31">nst</text:span><text:span text:style-name="T11"> T</text:span><text:span text:style-name="T15">&amp;</text:span><text:span text:style-name="T11"> v1, </text:span><text:span text:style-name="T31">const</text:span><text:span text:style-name="T11"> T</text:span><text:span text:style-name="T15">&amp;</text:span><text:span text:style-name="T11"> v2) </text:span><text:span text:style-name="T15">:</text:span><text:span text:style-name="T11"> val1(v1), </text:span><text:span text:style-name="T11">val2(v2) {}</text:span></text:p>
            <text:p><text:span text:style-name="T11"><text:s text:c="4"/></text:span><text:span text:style-name="T13">bool</text:span><text:span text:style-name="T11"> </text:span><text:span text:style-name="T31">operator</text:span><text:span text:style-name="T11">()</text:span><text:span text:style-name="T11">(</text:span><text:span text:style-name="T31">const</text:span><text:span text:style-name="T11"> T</text:span><text:span text:style-name="T15">&amp;</text:span><text:span text:style-name="T11"> x) </text:span><text:span text:style-name="T31">const</text:span><text:span text:style-name="T11"> {</text:span><text:span text:style-name="T31">return</text:span><text:span text:style-name="T11"> </text:span><text:span text:style-name="T11">(x </text:span><text:span text:style-name="T15">&gt;=</text:span><text:span text:style-name="T11"> val1 </text:span><text:span text:style-name="T15">&amp;&amp;</text:span><text:span text:style-name="T11"> x </text:span><text:span text:style-name="T15">&lt;</text:span><text:span text:style-name="T11"> </text:span><text:span text:style-name="T11">val2);}</text:span></text:p>
            <text:p><text:span text:style-name="T11">};</text:span></text:p>
          </draw:text-box>
        </draw:frame>
        <draw:frame draw:style-name="gr19" draw:text-style-name="P13" draw:layer="layout" svg:width="18.94cm" svg:height="1.013cm" svg:x="0.973cm" svg:y="10.311cm">
          <draw:text-box>
            <text:p>Can be used, e.g., in std::count():</text:p>
          </draw:text-box>
        </draw:frame>
        <draw:frame draw:style-name="gr20" draw:layer="layout" svg:width="15.489cm" svg:height="1.775cm" svg:x="1.021cm" svg:y="11.157cm">
          <draw:text-box>
            <text:p><text:span text:style-name="T11">std</text:span><text:span text:style-name="T15">::</text:span><text:span text:style-name="T11">count_if</text:span><text:span text:style-name="T11">(v.begin(), </text:span><text:span text:style-name="T11">v.end(), </text:span><text:span text:style-name="T11">In_range</text:span><text:span text:style-name="T15">&lt;</text:span><text:span text:style-name="T13">int</text:span><text:span text:style-name="T15">&gt;</text:span><text:span text:style-name="T11">(</text:span><text:span text:style-name="T15">3</text:span><text:span text:style-name="T11">, </text:span><text:span text:style-name="T15">6</text:span><text:span text:style-name="T11">));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7" presentation:class="page"/>
          <draw:frame presentation:style-name="pr4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date-time-name="dtd1" xml:id="id13" draw:id="id13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21" draw:layer="layout" svg:width="19.505cm" svg:height="6.348cm" svg:x="0.892cm" svg:y="3.773cm">
          <draw:text-box>
            <text:p><text:span text:style-name="T11">auto lambda </text:span><text:span text:style-name="T11">= [](const </text:span><text:span text:style-name="T11">int&amp; x)</text:span><text:span text:style-name="T11">{</text:span><text:span text:style-name="T31">return</text:span><text:span text:style-name="T11"> (x </text:span><text:span text:style-name="T15">&gt;=</text:span><text:span text:style-name="T11"> </text:span><text:span text:style-name="T11">3 </text:span><text:span text:style-name="T15">&amp;&amp;</text:span><text:span text:style-name="T11"> x </text:span><text:span text:style-name="T15">&lt;</text:span><text:span text:style-name="T11"> 6);}</text:span></text:p>
          </draw:text-box>
        </draw:frame>
        <draw:frame draw:style-name="gr19" draw:text-style-name="P13" draw:layer="layout" svg:width="18.94cm" svg:height="1.013cm" svg:x="0.892cm" svg:y="5.811cm">
          <draw:text-box>
            <text:p>Can be used, e.g., in std::count_if():</text:p>
          </draw:text-box>
        </draw:frame>
        <draw:frame draw:style-name="gr20" draw:layer="layout" svg:width="21.022cm" svg:height="1.775cm" svg:x="0.921cm" svg:y="7.257cm">
          <draw:text-box>
            <text:p><text:span text:style-name="T11">std</text:span><text:span text:style-name="T15">::</text:span><text:span text:style-name="T11">count_if</text:span><text:span text:style-name="T11">(v.begin(), </text:span><text:span text:style-name="T11">v.end(), []</text:span><text:span text:style-name="T11">(const int&amp; </text:span><text:span text:style-name="T11">x){</text:span><text:span text:style-name="T31">return</text:span><text:span text:style-name="T11"> (x </text:span><text:span text:style-name="T15">&gt;=</text:span><text:span text:style-name="T11"> 3 </text:span><text:span text:style-name="T15">&amp;&amp;</text:span><text:span text:style-name="T11"> x </text:span><text:span text:style-name="T15">&lt;</text:span><text:span text:style-name="T11"> </text:span><text:span text:style-name="T11">6);});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8" presentation:class="page"/>
          <draw:frame presentation:style-name="pr4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date-time-name="dtd1" xml:id="id14" draw:id="id1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21" draw:layer="layout" svg:width="19.505cm" svg:height="6.348cm" svg:x="0.992cm" svg:y="3.773cm">
          <draw:text-box>
            <text:p><text:span text:style-name="T11">std</text:span><text:span text:style-name="T15">::</text:span><text:span text:style-name="T11">vector</text:span><text:span text:style-name="T15">&lt;</text:span><text:span text:style-name="T13">i</text:span><text:span text:style-name="T13">nt</text:span><text:span text:style-name="T15">&gt;</text:span><text:span text:style-name="T11"> v {</text:span><text:span text:style-name="T15">5</text:span><text:span text:style-name="T11">, </text:span><text:span text:style-name="T15">1</text:span><text:span text:style-name="T11">, </text:span><text:span text:style-name="T15">1</text:span><text:span text:style-name="T11">, </text:span><text:span text:style-name="T15">3</text:span><text:span text:style-name="T11">, </text:span><text:span text:style-name="T15">1</text:span><text:span text:style-name="T11">, </text:span><text:span text:style-name="T15">4</text:span><text:span text:style-name="T11">, </text:span><text:span text:style-name="T15">1</text:span><text:span text:style-name="T11">, </text:span><text:span text:style-name="T15">3</text:span><text:span text:style-name="T11">, </text:span><text:span text:style-name="T15">3</text:span><text:span text:style-name="T11">, </text:span><text:span text:style-name="T15">2</text:span><text:span text:style-name="T11">};</text:span></text:p>
            <text:p><text:span text:style-name="T13">int</text:span><text:span text:style-name="T11"> a </text:span><text:span text:style-name="T15">=</text:span><text:span text:style-name="T11"> </text:span><text:span text:style-name="T15">3</text:span><text:span text:style-name="T11">;</text:span></text:p>
            <text:p><text:span text:style-name="T13">int</text:span><text:span text:style-name="T11"> b </text:span><text:span text:style-name="T15">=</text:span><text:span text:style-name="T11"> </text:span><text:span text:style-name="T15">6</text:span><text:span text:style-name="T11">;</text:span></text:p>
            <text:p><text:span text:style-name="T31">auto</text:span><text:span text:style-name="T11"> lambda </text:span><text:span text:style-name="T15">=</text:span><text:span text:style-name="T11"> [</text:span><text:span text:style-name="T15">&amp;</text:span><text:span text:style-name="T11">](</text:span><text:span text:style-name="T31">const</text:span><text:span text:style-name="T11"> </text:span><text:span text:style-name="T13">int</text:span><text:span text:style-name="T11"> x){</text:span><text:span text:style-name="T31">return</text:span><text:span text:style-name="T11"> </text:span><text:span text:style-name="T11">(x </text:span><text:span text:style-name="T15">&gt;=</text:span><text:span text:style-name="T11"> a </text:span><text:span text:style-name="T15">&amp;&amp;</text:span><text:span text:style-name="T11"> x </text:span><text:span text:style-name="T15">&lt;</text:span><text:span text:style-name="T11"> b);}</text:span></text:p>
            <text:p><text:span text:style-name="T31">auto</text:span><text:span text:style-name="T11"> ct36 </text:span><text:span text:style-name="T15">=</text:span><text:span text:style-name="T11"> </text:span><text:span text:style-name="T11">std</text:span><text:span text:style-name="T15">::</text:span><text:span text:style-name="T11">count_if</text:span><text:span text:style-name="T11">(v.begin(), </text:span><text:span text:style-name="T11">v.end(), </text:span><text:span text:style-name="T11">lambda);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9" presentation:class="page"/>
          <draw:frame presentation:style-name="pr4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date-time-name="dtd1" xml:id="id15" draw:id="id15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Lambdas</text:p>
          </draw:text-box>
        </draw:frame>
        <draw:frame draw:style-name="gr22" draw:text-style-name="P16" draw:layer="layout" svg:width="22.301cm" svg:height="1.987cm" svg:x="0.889cm" svg:y="3.556cm">
          <draw:text-box>
            <text:p><text:span text:style-name="T32">Lambdas </text:span><text:span text:style-name="T32">are </text:span><text:span text:style-name="T32">anonymou</text:span><text:span text:style-name="T32">s </text:span><text:span text:style-name="T32">functions </text:span><text:span text:style-name="T32">that can </text:span><text:span text:style-name="T32">capture </text:span><text:span text:style-name="T32">variables.</text:span></text:p>
          </draw:text-box>
        </draw:frame>
        <draw:frame draw:style-name="gr23" draw:text-style-name="P17" xml:id="id4" draw:id="id4" draw:layer="layout" svg:width="4.168cm" svg:height="2.537cm" svg:x="7.732cm" svg:y="8.758cm">
          <draw:text-box>
            <text:p><text:span text:style-name="T25">[</text:span><text:span text:style-name="T29">=</text:span><text:span text:style-name="T25">](</text:span><text:span text:style-name="T27">int</text:span><text:span text:style-name="T25"> idx){</text:span></text:p>
            <text:p><text:span text:style-name="T25"><text:s text:c="4"/>…</text:span></text:p>
            <text:p><text:span text:style-name="T25">}</text:span><text:span text:style-name="T33"> </text:span></text:p>
          </draw:text-box>
        </draw:frame>
        <draw:frame draw:style-name="gr22" draw:text-style-name="P16" xml:id="id1" draw:id="id1" draw:layer="layout" svg:width="4.97cm" svg:height="1.987cm" svg:x="2.65cm" svg:y="5.384cm">
          <draw:text-box>
            <text:p><text:span text:style-name="T32">“</text:span><text:span text:style-name="T32">Keyword”</text:span></text:p>
          </draw:text-box>
        </draw:frame>
        <draw:frame draw:style-name="gr22" draw:text-style-name="P16" xml:id="id2" draw:id="id2" draw:layer="layout" svg:width="6.082cm" svg:height="1.987cm" svg:x="0.889cm" svg:y="10.922cm">
          <draw:text-box>
            <text:p><text:span text:style-name="T32">Type of capture [=|</text:span><text:span text:style-name="T32">&amp;|]</text:span></text:p>
          </draw:text-box>
        </draw:frame>
        <draw:frame draw:style-name="gr22" draw:text-style-name="P16" xml:id="id3" draw:id="id3" draw:layer="layout" svg:width="10.204cm" svg:height="1.987cm" svg:x="14.942cm" svg:y="5.542cm">
          <draw:text-box>
            <text:p><text:span text:style-name="T32">Optional explicit arguments</text:span></text:p>
          </draw:text-box>
        </draw:frame>
        <draw:frame draw:style-name="gr22" draw:text-style-name="P16" xml:id="id5" draw:id="id5" draw:layer="layout" svg:width="6.237cm" svg:height="1.987cm" svg:x="14.337cm" svg:y="9.926cm">
          <draw:text-box>
            <text:p><text:span text:style-name="T32">Function body</text:span></text:p>
          </draw:text-box>
        </draw:frame>
        <draw:connector draw:style-name="gr24" draw:text-style-name="P9" draw:layer="layout" draw:type="curve" svg:x1="5.135cm" svg:y1="7.371cm" svg:x2="7.838cm" svg:y2="9.05cm" draw:start-shape="id1" draw:start-glue-point="2" svg:d="M5135 7371c0 1635 2703 796 2703 1679" svg:viewBox="0 0 2704 1680">
          <text:p/>
        </draw:connector>
        <draw:connector draw:style-name="gr24" draw:text-style-name="P9" draw:layer="layout" draw:type="curve" svg:x1="3.93cm" svg:y1="12.909cm" svg:x2="8.25cm" svg:y2="9.708cm" draw:start-shape="id2" draw:start-glue-point="2" svg:d="M3930 12909c0 750 4320 2350 4320-3201" svg:viewBox="0 0 4321 4005">
          <text:p/>
        </draw:connector>
        <draw:connector draw:style-name="gr24" draw:text-style-name="P9" draw:layer="layout" draw:type="curve" svg:x1="14.942cm" svg:y1="6.535cm" svg:x2="9.816cm" svg:y2="8.758cm" draw:start-shape="id3" draw:start-glue-point="3" draw:end-shape="id4" draw:end-glue-point="0" svg:d="M14942 6535c-3418 0-5126 741-5126 2223" svg:viewBox="0 0 5127 2224">
          <text:p/>
        </draw:connector>
        <draw:connector draw:style-name="gr24" draw:text-style-name="P9" draw:layer="layout" draw:type="curve" svg:x1="14.337cm" svg:y1="10.919cm" svg:x2="11.9cm" svg:y2="10.026cm" draw:start-shape="id5" draw:start-glue-point="3" draw:end-shape="id4" draw:end-glue-point="1" svg:d="M14337 10919c-1827 0-609-893-2437-893" svg:viewBox="0 0 2438 894">
          <text:p/>
        </draw:connector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0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 xml:id="id16" draw:id="id16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std::transform + lambdas</text:p>
          </draw:text-box>
        </draw:frame>
        <draw:frame draw:style-name="gr25" draw:text-style-name="P17" draw:layer="layout" svg:width="20.63cm" svg:height="7.871cm" svg:x="1.043cm" svg:y="3.764cm">
          <draw:text-box>
            <text:p><text:span text:style-name="T24">#include</text:span><text:span text:style-name="T25"> </text:span><text:span text:style-name="T26">&lt;algorithm&gt;</text:span></text:p>
            <text:p><text:span text:style-name="T24">#include</text:span><text:span text:style-name="T25"> </text:span><text:span text:style-name="T26">&lt;execution&gt;</text:span></text:p>
            <text:p><text:span text:style-name="T24">#include</text:span><text:span text:style-name="T25"> </text:span><text:span text:style-name="T26">&lt;vector&gt;</text:span></text:p>
            <text:p><text:span text:style-name="T25"/></text:p>
            <text:p><text:span text:style-name="T25">Template </text:span><text:span text:style-name="T29">&lt;</text:span><text:span text:style-name="T34">class</text:span><text:span text:style-name="T25"> </text:span><text:span text:style-name="T28">T</text:span><text:span text:style-name="T29">&gt;</text:span></text:p>
            <text:p><text:span text:style-name="T27">void</text:span><text:span text:style-name="T25"> scale_vector(std</text:span><text:span text:style-name="T29">::</text:span><text:span text:style-name="T25">vector</text:span><text:span text:style-name="T29">&lt;</text:span><text:span text:style-name="T25">T</text:span><text:span text:style-name="T29">&gt;</text:span><text:span text:style-name="T25"> </text:span><text:span text:style-name="T29">&amp;&amp;</text:span><text:span text:style-name="T25">x, std</text:span><text:span text:style-name="T29">::</text:span><text:span text:style-name="T25">vector</text:span><text:span text:style-name="T29">&lt;</text:span><text:span text:style-name="T25">T</text:span><text:span text:style-name="T29">&gt;</text:span><text:span text:style-name="T25"> </text:span><text:span text:style-name="T29">&amp;&amp;</text:span><text:span text:style-name="T25">y, T a) {</text:span></text:p>
            <text:p><text:span text:style-name="T25"><text:s text:c="4"/></text:span><text:span text:style-name="T25">std</text:span><text:span text:style-name="T29">::</text:span><text:span text:style-name="T25">transform(x.begin(), x.end(), y, [</text:span><text:span text:style-name="T29">=</text:span><text:span text:style-name="T25">](</text:span><text:span text:style-name="T34">auto</text:span><text:span text:style-name="T25"> x) {</text:span></text:p>
            <text:p><text:span text:style-name="T25"><text:s text:c="6"/></text:span><text:span text:style-name="T34">return</text:span><text:span text:style-name="T25"> <text:s/>a </text:span><text:span text:style-name="T29">*</text:span><text:span text:style-name="T25"> x;});</text:span></text:p>
            <text:p><text:span text:style-name="T25">}</text:span></text:p>
            <text:p><text:span text:style-name="T25"/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3.812cm" svg:height="10.359cm" svg:x="2.619cm" svg:y="2.073cm" draw:page-number="11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date-time-name="dtd1" xml:id="id17" draw:id="id17">
        <office:forms form:automatic-focus="false" form:apply-design-mode="false"/>
        <draw:frame draw:style-name="gr26" draw:text-style-name="P14" draw:layer="layout" svg:width="10.564cm" svg:height="1.775cm" svg:x="8.718cm" svg:y="6.771cm">
          <draw:text-box>
            <text:p><text:span text:style-name="T33">09-pSTL/exercises/tasks/transform</text:span></text:p>
          </draw:text-box>
        </draw:frame>
        <draw:frame draw:style-name="gr27" draw:text-style-name="P16" draw:layer="layout" svg:width="7.425cm" svg:height="1.182cm" svg:x="10.288cm" svg:y="8.867cm">
          <draw:text-box>
            <text:p><text:span text:style-name="T32">Compile with make.</text:span></text:p>
          </draw:text-box>
        </draw:frame>
        <draw:frame presentation:style-name="pr5" draw:text-style-name="P20" draw:layer="layout" svg:width="26.289cm" svg:height="2.567cm" svg:x="0.856cm" svg:y="3.783cm" presentation:class="outline" presentation:user-transformed="true">
          <draw:text-box>
            <text:p text:style-name="P19"><text:span text:style-name="T35">Exercise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2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date-time-name="dtd1" xml:id="id18" draw:id="id18">
        <office:forms form:automatic-focus="false" form:apply-design-mode="false"/>
        <draw:frame presentation:style-name="pr6" draw:layer="layout" svg:width="26.289cm" svg:height="2.54cm" svg:x="0.889cm" svg:y="0.737cm" presentation:class="title">
          <draw:text-box>
            <text:p>Counting</text:p>
          </draw:text-box>
        </draw:frame>
        <draw:frame presentation:style-name="pr5" draw:layer="layout" svg:width="26.289cm" svg:height="9.134cm" svg:x="0.889cm" svg:y="3.683cm" presentation:class="outline">
          <draw:text-box>
            <text:list text:style-name="L3">
              <text:list-header>
                <text:p>Sometimes it’s easier to use an index:</text:p>
                <text:list>
                  <text:list-item>
                    <text:p>Container of indices<text:line-break/><text:line-break/><text:line-break/></text:p>
                  </text:list-item>
                  <text:list-item>
                    <text:p>Counting iterator (for example from thrust)</text:p>
                  </text:list-item>
                </text:list>
              </text:list-header>
            </text:list>
          </draw:text-box>
        </draw:frame>
        <draw:frame draw:style-name="gr28" draw:text-style-name="P16" draw:layer="layout" svg:width="22.098cm" svg:height="2.855cm" svg:x="2.032cm" svg:y="5.842cm">
          <draw:text-box>
            <text:p><text:span text:style-name="T36"><text:s text:c="4"/></text:span><text:span text:style-name="T36">std</text:span><text:span text:style-name="T37">::</text:span><text:span text:style-name="T36">vector idx(x.size(), </text:span><text:span text:style-name="T37">0</text:span><text:span text:style-name="T36">);</text:span></text:p>
            <text:p><text:span text:style-name="T36"><text:s text:c="4"/></text:span><text:span text:style-name="T36">std</text:span><text:span text:style-name="T37">::</text:span><text:span text:style-name="T36">iota(idx.begin(), idx.end(), </text:span><text:span text:style-name="T37">0</text:span><text:span text:style-name="T36">);</text:span></text:p>
            <text:p><text:span text:style-name="T36"><text:s text:c="4"/></text:span><text:span text:style-name="T36">std</text:span><text:span text:style-name="T37">::</text:span><text:span text:style-name="T36">for_each(idx.begin(), idx.end(), …)</text:span></text:p>
          </draw:text-box>
        </draw:frame>
        <draw:frame draw:style-name="gr29" draw:text-style-name="P16" draw:layer="layout" svg:width="19.558cm" svg:height="1.987cm" svg:x="2.54cm" svg:y="10.668cm">
          <draw:text-box>
            <text:p><text:span text:style-name="T36"><text:s/></text:span><text:span text:style-name="T38">auto</text:span><text:span text:style-name="T36"> r </text:span><text:span text:style-name="T37">=</text:span><text:span text:style-name="T36"> thrust</text:span><text:span text:style-name="T37">::</text:span><text:span text:style-name="T36">counting_iterator</text:span><text:span text:style-name="T37">&lt;</text:span><text:span text:style-name="T39">int</text:span><text:span text:style-name="T37">&gt;</text:span><text:span text:style-name="T36">(</text:span><text:span text:style-name="T37">0</text:span><text:span text:style-name="T36">);</text:span></text:p>
            <text:p><text:span text:style-name="T36"><text:s/></text:span><text:span text:style-name="T36">std</text:span><text:span text:style-name="T37">::</text:span><text:span text:style-name="T36">for_each(r, r </text:span><text:span text:style-name="T37">+</text:span><text:span text:style-name="T36"> N,...)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date-time-name="dtd1" xml:id="id19" draw:id="id19">
        <office:forms form:automatic-focus="false" form:apply-design-mode="false"/>
        <draw:frame presentation:style-name="pr6" draw:layer="layout" svg:width="26.289cm" svg:height="2.54cm" svg:x="0.889cm" svg:y="0.737cm" presentation:class="title">
          <draw:text-box>
            <text:p>Catching Pointers By Value</text:p>
          </draw:text-box>
        </draw:frame>
        <draw:frame presentation:style-name="pr5" draw:layer="layout" svg:width="26.289cm" svg:height="9.134cm" svg:x="0.889cm" svg:y="3.683cm" presentation:class="outline">
          <draw:text-box>
            <text:list text:style-name="L3">
              <text:list-header>
                <text:p>Access to CPU memory not allocated with new → memory access error</text:p>
                <text:p>Reference capture of scalars → use value capture instead</text:p>
                <text:p/>
                <text:p>Value capture of vector can also lead to problems → use pointer instead</text:p>
                <text:p/>
                <text:p/>
              </text:list-header>
            </text:list>
          </draw:text-box>
        </draw:frame>
        <draw:frame draw:style-name="gr30" draw:text-style-name="P21" draw:layer="layout" svg:width="9.629cm" svg:height="1.987cm" svg:x="2.055cm" svg:y="8.943cm">
          <draw:text-box>
            <text:p><text:span text:style-name="T36"><text:s text:c="4"/></text:span><text:span text:style-name="T38">auto</text:span><text:span text:style-name="T36"> ptr_x </text:span><text:span text:style-name="T37">=</text:span><text:span text:style-name="T36"> x.data();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4.848cm" svg:height="11.136cm" svg:x="3.075cm" svg:y="2.257cm" draw:page-number="1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date-time-name="dtd1" xml:id="id20" draw:id="id20">
        <office:forms form:automatic-focus="false" form:apply-design-mode="false"/>
        <draw:frame draw:style-name="gr26" draw:text-style-name="P14" draw:layer="layout" svg:width="10.564cm" svg:height="1.775cm" svg:x="8.718cm" svg:y="6.771cm">
          <draw:text-box>
            <text:p><text:span text:style-name="T33">09-pSTL/exercises/tasks/for_each</text:span></text:p>
          </draw:text-box>
        </draw:frame>
        <draw:frame draw:style-name="gr27" draw:text-style-name="P16" draw:layer="layout" svg:width="7.425cm" svg:height="1.182cm" svg:x="10.288cm" svg:y="8.867cm">
          <draw:text-box>
            <text:p><text:span text:style-name="T32">Compile with make.</text:span></text:p>
          </draw:text-box>
        </draw:frame>
        <draw:frame presentation:style-name="pr5" draw:text-style-name="P20" draw:layer="layout" svg:width="26.289cm" svg:height="2.413cm" svg:x="0.856cm" svg:y="3.683cm" presentation:class="outline" presentation:user-transformed="true">
          <draw:text-box>
            <text:p text:style-name="P19"><text:span text:style-name="T35">Exercise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5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date-time-name="dtd1" xml:id="id21" draw:id="id21">
        <office:forms form:automatic-focus="false" form:apply-design-mode="false"/>
        <draw:frame draw:style-name="gr26" draw:text-style-name="P14" draw:layer="layout" svg:width="12.11cm" svg:height="1.775cm" svg:x="7.956cm" svg:y="6.771cm">
          <draw:text-box>
            <text:p><text:span text:style-name="T33">09-pSTL/exercises/tasks/thrust_for_each</text:span></text:p>
          </draw:text-box>
        </draw:frame>
        <draw:frame draw:style-name="gr27" draw:text-style-name="P16" draw:layer="layout" svg:width="7.425cm" svg:height="1.182cm" svg:x="10.288cm" svg:y="8.867cm">
          <draw:text-box>
            <text:p><text:span text:style-name="T32">Compile with make.</text:span></text:p>
          </draw:text-box>
        </draw:frame>
        <draw:frame presentation:style-name="pr5" draw:text-style-name="P20" draw:layer="layout" svg:width="26.289cm" svg:height="2.413cm" svg:x="0.856cm" svg:y="3.683cm" presentation:class="outline" presentation:user-transformed="true">
          <draw:text-box>
            <text:p text:style-name="P19"><text:span text:style-name="T35">Exercise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6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date-time-name="dtd1" xml:id="id22" draw:id="id22">
        <office:forms form:automatic-focus="false" form:apply-design-mode="false"/>
        <draw:frame presentation:style-name="pr6" draw:layer="layout" svg:width="26.289cm" svg:height="2.54cm" svg:x="0.889cm" svg:y="0.737cm" presentation:class="title">
          <draw:text-box>
            <text:p>transform_reduce</text:p>
          </draw:text-box>
        </draw:frame>
        <draw:frame presentation:style-name="pr5" draw:layer="layout" svg:width="26.289cm" svg:height="9.134cm" svg:x="0.889cm" svg:y="3.683cm" presentation:class="outline" presentation:user-transformed="true">
          <draw:text-box>
            <text:list text:style-name="L3">
              <text:list-header>
                <text:p>Transformation (map) and reduction (reduce) are often combined.</text:p>
                <text:p>C++ offers transform_reduce to do it in one call:</text:p>
                <text:p><text:line-break/><text:line-break/><text:line-break/><text:line-break/><text:line-break/><text:span text:style-name="T40">First</text:span> comes the <text:span text:style-name="T40">reduction</text:span> operation, <text:span text:style-name="T40">then</text:span> comes the <text:span text:style-name="T40">transform</text:span> operation.</text:p>
              </text:list-header>
            </text:list>
          </draw:text-box>
        </draw:frame>
        <draw:frame draw:style-name="gr31" draw:text-style-name="P21" draw:layer="layout" svg:width="25.4cm" svg:height="4.214cm" svg:x="2.032cm" svg:y="6.454cm">
          <draw:text-box>
            <text:p><text:span text:style-name="T36">std</text:span><text:span text:style-name="T37">::</text:span><text:span text:style-name="T36">transform_reduce(x.begin(), x.end(), y.begin(),</text:span></text:p>
            <text:p><text:span text:style-name="T36"><text:s text:c="37"/></text:span><text:span text:style-name="T37">-1.0</text:span><text:span text:style-name="T36">, [](</text:span><text:span text:style-name="T38">auto</text:span><text:span text:style-name="T36"> a, </text:span><text:span text:style-name="T38">auto</text:span><text:span text:style-name="T36"> b){</text:span><text:span text:style-name="T38">return</text:span><text:span text:style-name="T36"> std</text:span><text:span text:style-name="T37">::</text:span><text:span text:style-name="T36">max(a, b);},</text:span></text:p>
            <text:p><text:span text:style-name="T36"><text:s text:c="37"/></text:span><text:span text:style-name="T36">[](</text:span><text:span text:style-name="T38">auto</text:span><text:span text:style-name="T36"> a, </text:span><text:span text:style-name="T38">auto</text:span><text:span text:style-name="T36"> b){ </text:span><text:span text:style-name="T38">return</text:span><text:span text:style-name="T36"> std</text:span><text:span text:style-name="T37">::</text:span><text:span text:style-name="T36">abs(a </text:span><text:span text:style-name="T37">-</text:span><text:span text:style-name="T36"> b);}</text:span></text:p>
            <text:p><text:span text:style-name="T36"><text:s text:c="37"/></text:span><text:span text:style-name="T36">);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date-time-name="dtd1" xml:id="id23" draw:id="id23">
        <office:forms form:automatic-focus="false" form:apply-design-mode="false"/>
        <draw:frame draw:style-name="gr26" draw:text-style-name="P14" draw:layer="layout" svg:width="10.564cm" svg:height="1.775cm" svg:x="8.718cm" svg:y="6.771cm">
          <draw:text-box>
            <text:p><text:span text:style-name="T33">09-pSTL/exercises/tasks/jacobi</text:span></text:p>
          </draw:text-box>
        </draw:frame>
        <draw:frame draw:style-name="gr27" draw:text-style-name="P16" draw:layer="layout" svg:width="7.425cm" svg:height="1.182cm" svg:x="10.288cm" svg:y="8.867cm">
          <draw:text-box>
            <text:p><text:span text:style-name="T32">Compile with make.</text:span></text:p>
          </draw:text-box>
        </draw:frame>
        <draw:frame presentation:style-name="pr5" draw:text-style-name="P20" draw:layer="layout" svg:width="26.289cm" svg:height="1.905cm" svg:x="0.856cm" svg:y="3.683cm" presentation:class="outline" presentation:user-transformed="true">
          <draw:text-box>
            <text:p text:style-name="P19"><text:span text:style-name="T35">Exercise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5">
          <draw:page-thumbnail draw:style-name="gr2" draw:layer="layout" svg:width="13.812cm" svg:height="10.359cm" svg:x="2.619cm" svg:y="2.073cm" draw:page-number="18" presentation:class="page"/>
          <draw:frame presentation:style-name="pr4" draw:text-style-name="P18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 xml:id="id24" draw:id="id24">
        <office:forms form:automatic-focus="false" form:apply-design-mode="false"/>
        <draw:frame presentation:style-name="pr3" draw:layer="layout" svg:width="26.289cm" svg:height="2.54cm" svg:x="0.889cm" svg:y="0.737cm" presentation:class="title">
          <draw:text-box>
            <text:p>References</text:p>
          </draw:text-box>
        </draw:frame>
        <draw:frame presentation:style-name="pr8" draw:layer="layout" svg:width="26.289cm" svg:height="9.134cm" svg:x="0.889cm" svg:y="3.683cm" presentation:class="outline" presentation:user-transformed="true">
          <draw:text-box>
            <text:list text:style-name="L3">
              <text:list-item>
                <text:p>Accelerating Standard C++ with GPUs Using stdpar,<text:line-break/><text:a xlink:href="https://developer.nvidia.com/blog/accelerating-standard-c-with-gpus-using-stdpar/" xlink:type="simple">https://developer.nvidia.com/blog/accelerating-standard-c-with-gpus-using-stdpar/</text:a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3" presentation:use-date-time-name="dtd1">
          <draw:page-thumbnail draw:style-name="gr2" draw:layer="layout" svg:width="13.812cm" svg:height="10.359cm" svg:x="2.619cm" svg:y="2.073cm" draw:page-number="19" presentation:class="page"/>
          <draw:frame presentation:style-name="pr4" draw:text-style-name="P15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adornments="Κανονικά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ext_5f_1" style:display-name="Text_1" style:family="graphic" style:parent-style-name="Default_5f_1">
      <style:graphic-properties draw:stroke="none" draw:stroke-dash="Dashed_20__28_var_29__20_4" draw:fill="none"/>
    </style:style>
    <style:style style:name="Code" style:family="graphic" style:parent-style-name="Text_5f_1">
      <style:graphic-properties draw:stroke-dash="Dashed_20__28_var_29__20_4" draw:fill="none"/>
    </style:style>
    <style:style style:name="code-cuda" style:family="graphic" style:parent-style-name="Code">
      <style:graphic-properties draw:fill="none"/>
    </style:style>
    <style:style style:name="code-c_2b__2b_" style:display-name="code-c++" style:family="graphic" style:parent-style-name="Code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114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swiss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4" style:family="presentation" style:parent-style-name="Default-outline3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5" style:family="presentation" style:parent-style-name="Default-outline4">
      <style:paragraph-properties fo:margin-left="0cm" fo:margin-right="0cm" fo:margin-top="0cm" fo:margin-bottom="0.203cm" fo:text-indent="0cm"/>
      <style:text-properties fo:font-size="22pt" style:font-size-asian="22pt" style:font-size-complex="22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23d6b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23d6b" loext:opacity="100%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Droid Sans Devanagari" style:font-family-complex="'Droid Sans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solid" draw:fill-color="#023d6b" draw:textarea-horizontal-align="left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ffffff" loext:opacity="100%" style:text-outline="false" style:text-line-through-style="none" style:text-line-through-type="none" style:font-name="Arial2" fo:font-family="Arial" style:font-style-name="Κανονικά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5cm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solid" svg:stroke-width="0.035cm" svg:stroke-color="#012a4d" draw:stroke-linejoin="miter" svg:stroke-linecap="square" draw:fill="solid" draw:fill-color="#023d6b" draw:textarea-horizontal-align="justify" draw:textarea-vertical-align="middle" draw:auto-grow-height="false" fo:min-height="12.186cm" fo:min-width="27.5cm" fo:padding-top="0.13cm" fo:padding-bottom="0.13cm" fo:padding-left="0.25cm" fo:padding-right="0.25cm" fo:wrap-option="wrap" draw:shadow-color="#808080" style:writing-mode="lr-tb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color="#023d6b" loext:opacity="100%" style:font-name="Arial" fo:font-size="8pt" fo:font-weight="bold" style:font-size-asian="9pt" style:font-weight-asian="bold" style:font-size-complex="9pt" style:font-weight-complex="bold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23d6b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23d6b" loext:opacity="100%" style:font-name="Arial" fo:font-size="8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6.289cm" svg:height="2.54cm" svg:x="0.889cm" svg:y="0.737cm" presentation:class="title" presentation:placeholder="true">
        <draw:text-box/>
      </draw:frame>
      <draw:frame presentation:style-name="Default-outline1" draw:layer="backgroundobjects" svg:width="26.289cm" svg:height="9.134cm" svg:x="0.889cm" svg:y="3.683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7" draw:style-name="Mgr5" draw:text-style-name="MP7" draw:layer="backgroundobjects" svg:width="28cm" svg:height="12.446cm" svg:x="0cm" svg:y="0.762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6.416cm" svg:height="2.629cm" svg:x="0.762cm" svg:y="0.762cm" presentation:class="title" presentation:placeholder="true">
        <draw:text-box/>
      </draw:frame>
      <draw:frame presentation:style-name="Default_20_1-outline1" draw:layer="backgroundobjects" svg:width="26.416cm" svg:height="9.134cm" svg:x="0.762cm" svg:y="3.685cm" presentation:class="outline" presentation:placeholder="true">
        <draw:text-box/>
      </draw:frame>
      <draw:frame draw:style-name="Mgr3" draw:text-style-name="MP5" draw:layer="backgroundobjects" svg:width="7.112cm" svg:height="0.805cm" svg:x="0.844cm" svg:y="14.689cm">
        <draw:text-box>
          <text:p><text:span text:style-name="MT2">Mitglied der Helmholtz-Gemeinschaft</text:span></text:p>
        </draw:text-box>
      </draw:frame>
      <draw:frame draw:name="Grafik 8" draw:style-name="Mgr4" draw:text-style-name="MP6" draw:layer="backgroundobjects" svg:width="4.318cm" svg:height="1.27cm" svg:x="22.86cm" svg:y="13.792cm">
        <draw:image xlink:href="Pictures/10001BD40000B893000035B78C46579B.emf" xlink:type="simple" xlink:show="embed" xlink:actuate="onLoad" draw:mime-type="image/x-emf">
          <text:p/>
        </draw:image>
        <draw:image xlink:href="Pictures/100000010000051E0000017EEB0877F4.png" xlink:type="simple" xlink:show="embed" xlink:actuate="onLoad" draw:mime-type="image/png"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9T16:20:44.836368707</meta:creation-date>
    <meta:editing-duration>P2DT19H48M31S</meta:editing-duration>
    <meta:editing-cycles>37</meta:editing-cycles>
    <meta:generator>LibreOffice/7.6.7.2$Linux_X86_64 LibreOffice_project/60$Build-2</meta:generator>
    <dc:title>GPU Programming with Standard C++</dc:title>
    <meta:initial-creator>Jan Meinke</meta:initial-creator>
    <dc:date>2024-06-02T19:11:07.363857139</dc:date>
    <dc:creator>Jan Meinke</dc:creator>
    <dc:subject>Portable GPU programming</dc:subject>
    <meta:document-statistic meta:object-count="146"/>
    <meta:template xlink:type="simple" xlink:actuate="onRequest" xlink:title="FZJ_2018CD" xlink:href="../../../../Templates/FZJ_2018CD.otp" meta:date="2018-04-09T16:20:44.704528061"/>
  </office:meta>
</office:document-meta>
</file>